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style:text-properties fo:font-size="11pt" fo:font-style="normal" style:font-size-asian="13pt" style:font-style-asian="normal" style:font-size-complex="13pt" style:font-style-complex="normal"/>
    </style:style>
    <style:style style:name="P10" style:family="paragraph">
      <loext:graphic-properties draw:fill="none" draw:fill-color="#ffffff"/>
      <style:text-properties fo:font-size="11pt" fo:font-style="normal" style:font-size-asian="13pt" style:font-style-asian="normal" style:font-size-complex="13pt" style:font-style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tyle="normal" style:font-size-asian="13pt" style:font-style-asian="normal" style:font-size-complex="13pt" style:font-style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Mata Kuliah</text:span></text:p>
          </draw:text-box>
        </draw:fram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5.842cm">
          <draw:text-box>
            <text:p text:style-name="P7"><text:span text:style-name="T1">Jenis Ujian</text:span></text:p>
          </draw:text-box>
        </draw:frame>
        <draw:custom-shape draw:style-name="gr6" draw:text-style-name="P6" draw:layer="layout" svg:width="8.255cm" svg:height="0.762cm" svg:x="6.021cm" svg:y="10.1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9.442cm">
          <draw:text-box>
            <text:p text:style-name="P7"><text:span text:style-name="T1">Waktu Ujian</text:span></text:p>
          </draw:text-box>
        </draw:frame>
        <draw:frame draw:style-name="gr7" draw:text-style-name="P8" draw:layer="layout" svg:width="8.128cm" svg:height="0.763cm" svg:x="5.767cm" svg:y="7.542cm">
          <draw:text-box>
            <text:p text:style-name="P7"><text:span text:style-name="T1">Jenis Soal Ujian</text:span></text:p>
          </draw:text-box>
        </draw:frame>
        <draw:frame draw:style-name="gr7" draw:text-style-name="P10" draw:layer="layout" svg:width="8.128cm" svg:height="0.683cm" svg:x="6.567cm" svg:y="8.143cm">
          <draw:text-box>
            <text:p text:style-name="P9"><text:span text:style-name="T2">Pilihan Ganda</text:span></text:p>
          </draw:text-box>
        </draw:frame>
        <draw:frame draw:style-name="gr7" draw:text-style-name="P10" draw:layer="layout" svg:width="8.128cm" svg:height="0.683cm" svg:x="6.567cm" svg:y="8.744cm">
          <draw:text-box>
            <text:p text:style-name="P9"><text:span text:style-name="T2">Essai</text:span></text:p>
          </draw:text-box>
        </draw:frame>
        <draw:custom-shape draw:style-name="gr8" draw:text-style-name="P11" draw:layer="layout" svg:width="0.381cm" svg:height="0.381cm" svg:x="6.247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381cm" svg:height="0.381cm" svg:x="6.247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8.255cm" svg:height="0.762cm" svg:x="6.022cm" svg:y="11.73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8cm" svg:y="11.043cm">
          <draw:text-box>
            <text:p text:style-name="P7"><text:span text:style-name="T1">Jam Mulai</text:span></text:p>
          </draw:text-box>
        </draw:frame>
        <draw:custom-shape draw:style-name="gr6" draw:text-style-name="P6" draw:layer="layout" svg:width="8.255cm" svg:height="0.762cm" svg:x="6.022cm" svg:y="13.33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8cm" svg:y="12.643cm">
          <draw:text-box>
            <text:p text:style-name="P7"><text:span text:style-name="T1">Jam Berakhir</text:span></text:p>
          </draw:text-box>
        </draw:frame>
        <draw:custom-shape draw:style-name="gr6" draw:text-style-name="P6" draw:layer="layout" svg:width="8.255cm" svg:height="0.762cm" svg:x="6.022cm" svg:y="14.93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8cm" svg:y="14.243cm">
          <draw:text-box>
            <text:p text:style-name="P7"><text:span text:style-name="T1">Keterangan Ujian</text:span></text:p>
          </draw:text-box>
        </draw:frame>
        <draw:custom-shape draw:style-name="gr9" draw:text-style-name="P12" draw:layer="layout" svg:width="1.905cm" svg:height="0.762cm" svg:x="6.02cm" svg:y="16.053cm">
          <text:p text:style-name="P5"><text:span text:style-name="T3">Simpa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1cm" svg:height="0.762cm" svg:x="8.32cm" svg:y="16.053cm">
          <text:p text:style-name="P5"><text:span text:style-name="T3">Bat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42cm" svg:height="0.762cm" svg:x="10.22cm" svg:y="16.053cm">
          <text:p text:style-name="P5"><text:span text:style-name="T3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33:58.438525113</dc:date>
    <meta:editing-duration>PT2H22M38S</meta:editing-duration>
    <meta:editing-cycles>16</meta:editing-cycles>
    <meta:generator>LibreOffice/5.1.6.2$Linux_x86 LibreOffice_project/10m0$Build-2</meta:generator>
    <meta:document-statistic meta:object-count="26"/>
  </office:meta>
</office:document-meta>
</file>